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ource Serif Pro Light" svg:font-family="'Source Serif Pro Light'" style:font-family-generic="roman"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List_20_Paragraph">
      <style:text-properties fo:color="#000000" loext:opacity="100%" style:font-name="Calibri1" fo:font-size="10pt" fo:font-weight="bold" style:font-size-asian="10pt" style:font-weight-asian="bold" style:font-name-complex="Times New Roman1" style:font-size-complex="10pt" style:font-weight-complex="bold"/>
    </style:style>
    <style:style style:name="P2" style:family="paragraph" style:parent-style-name="List_20_Paragraph" style:list-style-name="WWNum24">
      <style:text-properties style:font-name="Calibri1"/>
    </style:style>
    <style:style style:name="P3" style:family="paragraph" style:parent-style-name="List_20_Paragraph" style:list-style-name="WWNum25">
      <style:text-properties style:font-name="Calibri1"/>
    </style:style>
    <style:style style:name="P4" style:family="paragraph" style:parent-style-name="List_20_Paragraph" style:list-style-name="WWNum26">
      <style:text-properties style:font-name="Calibri1"/>
    </style:style>
    <style:style style:name="P5" style:family="paragraph" style:parent-style-name="List_20_Paragraph" style:list-style-name="WWNum27">
      <style:text-properties style:font-name="Calibri1"/>
    </style:style>
    <style:style style:name="P6" style:family="paragraph" style:parent-style-name="List_20_Paragraph" style:list-style-name="WWNum28">
      <style:text-properties style:font-name="Calibri1"/>
    </style:style>
    <style:style style:name="P7" style:family="paragraph" style:parent-style-name="Standard">
      <style:text-properties fo:color="#ff0000" loext:opacity="100%" style:font-name="Calibri1" fo:font-size="10pt" style:font-size-asian="10pt" style:font-name-complex="Times New Roman1" style:font-size-complex="10pt"/>
    </style:style>
    <style:style style:name="P8" style:family="paragraph" style:parent-style-name="Standard">
      <style:paragraph-properties fo:margin-left="0cm" fo:margin-right="-0.318cm" fo:margin-top="0cm" fo:margin-bottom="0cm" style:contextual-spacing="false" fo:line-height="100%" fo:text-align="center" style:justify-single-word="false" fo:orphans="0" fo:widows="0" fo:text-indent="0cm" style:auto-text-indent="false">
        <style:tab-stops>
          <style:tab-stop style:position="2.251cm"/>
          <style:tab-stop style:position="3.251cm"/>
          <style:tab-stop style:position="7.62cm" style:type="center"/>
          <style:tab-stop style:position="15.24cm" style:type="right"/>
          <style:tab-stop style:position="16.828cm" style:type="right"/>
        </style:tab-stops>
      </style:paragraph-properties>
      <style:text-properties style:font-name="Calibri1"/>
    </style:style>
    <style:style style:name="P9" style:family="paragraph" style:parent-style-name="Standard">
      <style:paragraph-properties fo:margin-left="-0.318cm" fo:margin-right="-0.318cm" fo:margin-top="0cm" fo:margin-bottom="0cm" style:contextual-spacing="false" fo:line-height="100%" fo:text-align="center" style:justify-single-word="false" fo:orphans="0" fo:widows="0" fo:text-indent="0cm" style:auto-text-indent="false">
        <style:tab-stops>
          <style:tab-stop style:position="7.62cm" style:type="center"/>
          <style:tab-stop style:position="15.24cm" style:type="right"/>
          <style:tab-stop style:position="16.828cm" style:type="right"/>
        </style:tab-stops>
      </style:paragraph-properties>
      <style:text-properties style:font-name="Calibri1"/>
    </style:style>
    <style:style style:name="P10" style:family="paragraph" style:parent-style-name="Standard" style:list-style-name="">
      <style:paragraph-properties fo:margin-left="-0.318cm" fo:margin-right="-0.318cm" fo:margin-top="0cm" fo:margin-bottom="0cm" style:contextual-spacing="false" fo:line-height="100%" fo:text-align="center" style:justify-single-word="false" fo:orphans="0" fo:widows="0" fo:text-indent="0cm" style:auto-text-indent="false" fo:keep-with-next="always">
        <style:tab-stops>
          <style:tab-stop style:position="16.828cm" style:type="right"/>
        </style:tab-stops>
      </style:paragraph-properties>
      <style:text-properties style:font-name="Calibri1"/>
    </style:style>
    <style:style style:name="P11" style:family="paragraph" style:parent-style-name="Standard">
      <style:paragraph-properties fo:margin-top="0cm" fo:margin-bottom="0cm" style:contextual-spacing="false" fo:line-height="100%" fo:text-align="center" style:justify-single-word="false" fo:orphans="0" fo:widows="0"/>
      <style:text-properties style:font-name="Calibri1"/>
    </style:style>
    <style:style style:name="P12" style:family="paragraph" style:parent-style-name="Standard">
      <style:paragraph-properties fo:text-align="center" style:justify-single-word="false"/>
      <style:text-properties style:font-name="Calibri1"/>
    </style:style>
    <style:style style:name="P13" style:family="paragraph" style:parent-style-name="Standard">
      <style:text-properties style:font-name="Calibri1"/>
    </style:style>
    <style:style style:name="P14" style:family="paragraph" style:parent-style-name="Standard">
      <style:text-properties style:font-name="Calibri1" fo:font-size="10pt" style:font-size-asian="10pt" style:font-name-complex="Times New Roman1" style:font-size-complex="10pt"/>
    </style:style>
    <style:style style:name="P15" style:family="paragraph" style:parent-style-name="Standard">
      <style:text-properties style:font-name="Calibri1" fo:font-size="10pt" fo:font-weight="bold" style:font-size-asian="10pt" style:font-weight-asian="bold" style:font-name-complex="Times New Roman1" style:font-size-complex="10pt" style:font-weight-complex="bold"/>
    </style:style>
    <style:style style:name="T1" style:family="text">
      <style:text-properties fo:color="#000000" loext:opacity="100%" style:font-name="Times New Roman" fo:font-size="10pt" fo:font-weight="bold" style:font-name-asian="Times New Roman1" style:font-size-asian="10pt" style:language-asian="en" style:country-asian="GB" style:font-weight-asian="bold" style:font-name-complex="Times New Roman1" style:font-size-complex="10pt" style:font-weight-complex="bold"/>
    </style:style>
    <style:style style:name="T2" style:family="text">
      <style:text-properties fo:color="#000000" loext:opacity="100%" style:font-name="Times New Roman" fo:font-size="10pt" fo:font-weight="bold" style:font-size-asian="10pt" style:font-weight-asian="bold" style:font-name-complex="Times New Roman1" style:font-size-complex="10pt" style:font-weight-complex="bold"/>
    </style:style>
    <style:style style:name="T3" style:family="text">
      <style:text-properties fo:color="#000000" loext:opacity="100%" style:font-name="Times New Roman" fo:font-size="10pt" style:text-underline-style="none" fo:font-weight="bold" style:font-size-asian="10pt" style:font-weight-asian="bold" style:font-name-complex="Times New Roman1" style:font-size-complex="10pt" style:font-weight-complex="bold"/>
    </style:style>
    <style:style style:name="T4" style:family="text">
      <style:text-properties fo:color="#000000" loext:opacity="100%" style:font-name="Times New Roman" fo:font-size="10pt" style:font-size-asian="10pt" style:font-name-complex="Times New Roman1" style:font-size-complex="10pt"/>
    </style:style>
    <style:style style:name="T5" style:family="text">
      <style:text-properties fo:color="#000000" loext:opacity="100%" style:font-name="Times New Roman" fo:font-size="10pt" style:text-underline-style="solid" style:text-underline-width="auto" style:text-underline-color="font-color" style:font-size-asian="10pt" style:font-name-complex="Times New Roman1" style:font-size-complex="10pt"/>
    </style:style>
    <style:style style:name="T6" style:family="text">
      <style:text-properties fo:color="#000000" loext:opacity="100%" style:font-name="Times New Roman" fo:font-size="9pt" style:font-name-asian="Times New Roman1" style:font-size-asian="9pt" style:language-asian="en" style:country-asian="GB" style:font-name-complex="Times New Roman1" style:font-size-complex="9pt"/>
    </style:style>
    <style:style style:name="T7" style:family="text">
      <style:text-properties fo:color="#000000" loext:opacity="100%" style:font-name="Times New Roman" fo:font-size="9pt" fo:font-style="italic" style:font-name-asian="Times New Roman1" style:font-size-asian="9pt" style:language-asian="en" style:country-asian="GB" style:font-style-asian="italic" style:font-name-complex="Times New Roman1" style:font-size-complex="9pt" style:font-style-complex="italic"/>
    </style:style>
    <style:style style:name="T8" style:family="text">
      <style:text-properties fo:color="#000000" loext:opacity="100%" fo:font-size="10pt" fo:font-weight="bold" style:font-name-asian="Times New Roman1" style:font-size-asian="10pt" style:language-asian="en" style:country-asian="GB" style:font-weight-asian="bold" style:font-name-complex="Times New Roman1" style:font-size-complex="10pt" style:font-weight-complex="bold"/>
    </style:style>
    <style:style style:name="T9" style:family="text">
      <style:text-properties fo:color="#000000" loext:opacity="100%" fo:font-size="10pt" fo:font-weight="bold" style:font-size-asian="10pt" style:font-weight-asian="bold" style:font-name-complex="Times New Roman1" style:font-size-complex="10pt" style:font-weight-complex="bold"/>
    </style:style>
    <style:style style:name="T10" style:family="text">
      <style:text-properties fo:color="#000000" loext:opacity="100%" fo:font-size="10pt" style:text-underline-style="none" fo:font-weight="bold" style:font-size-asian="10pt" style:font-weight-asian="bold" style:font-name-complex="Times New Roman1" style:font-size-complex="10pt" style:font-weight-complex="bold"/>
    </style:style>
    <style:style style:name="T11" style:family="text">
      <style:text-properties fo:color="#000000" loext:opacity="100%" fo:font-size="10pt" style:font-size-asian="10pt" style:font-name-complex="Times New Roman1" style:font-size-complex="10pt"/>
    </style:style>
    <style:style style:name="T12" style:family="text">
      <style:text-properties fo:color="#000000" loext:opacity="100%" fo:font-size="10pt" style:text-underline-style="solid" style:text-underline-width="auto" style:text-underline-color="font-color" style:font-size-asian="10pt" style:font-name-complex="Times New Roman1" style:font-size-complex="10pt"/>
    </style:style>
    <style:style style:name="T13" style:family="text">
      <style:text-properties fo:color="#000000" loext:opacity="100%" fo:font-size="9pt" style:font-name-asian="Times New Roman1" style:font-size-asian="9pt" style:language-asian="en" style:country-asian="GB" style:font-name-complex="Times New Roman1" style:font-size-complex="9pt"/>
    </style:style>
    <style:style style:name="T14" style:family="text">
      <style:text-properties fo:color="#000000" loext:opacity="100%" fo:font-size="9pt" fo:font-style="italic" style:font-name-asian="Times New Roman1" style:font-size-asian="9pt" style:language-asian="en" style:country-asian="GB" style:font-style-asian="italic" style:font-name-complex="Times New Roman1" style:font-size-complex="9pt" style:font-style-complex="italic"/>
    </style:style>
    <style:style style:name="T15" style:family="text">
      <style:text-properties fo:color="#000000" loext:opacity="100%" style:font-name="Calibri1" fo:font-size="10pt" style:text-underline-style="none" fo:font-weight="bold" style:font-size-asian="10pt" style:font-weight-asian="bold" style:font-name-complex="Times New Roman1" style:font-size-complex="10pt" style:font-weight-complex="bold"/>
    </style:style>
    <style:style style:name="T16" style:family="text">
      <style:text-properties fo:color="#000000" loext:opacity="100%" style:font-name="Calibri1" fo:font-size="10pt" fo:font-weight="bold" style:font-size-asian="10pt" style:font-weight-asian="bold" style:font-name-complex="Times New Roman1" style:font-size-complex="10pt" style:font-weight-complex="bold"/>
    </style:style>
    <style:style style:name="T17" style:family="text">
      <style:text-properties style:font-name="Times New Roman" fo:font-size="9pt" fo:font-style="italic" style:font-name-asian="Times New Roman1" style:font-size-asian="9pt" style:language-asian="en" style:country-asian="GB" style:font-style-asian="italic" style:font-name-complex="Times New Roman1" style:font-size-complex="9pt" style:font-style-complex="italic"/>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0pt" style:font-size-asian="10pt" style:font-name-complex="Times New Roman1" style:font-size-complex="10pt"/>
    </style:style>
    <style:style style:name="T20" style:family="text">
      <style:text-properties style:font-name="Times New Roman" fo:font-size="10pt" style:font-size-asian="10pt" style:font-name-complex="Times New Roman1" style:font-size-complex="10pt" fo:background-color="#ffff00"/>
    </style:style>
    <style:style style:name="T21" style:family="text">
      <style:text-properties style:font-name="Times New Roman" fo:font-size="10pt" fo:font-weight="bold" style:font-size-asian="10pt" style:font-weight-asian="bold" style:font-name-complex="Times New Roman1" style:font-size-complex="10pt" style:font-weight-complex="bold"/>
    </style:style>
    <style:style style:name="T22"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23" style:family="text">
      <style:text-properties style:font-name="Times New Roman" fo:font-size="10pt" style:text-underline-style="none" fo:font-weight="bold" style:font-size-asian="10pt" style:font-weight-asian="bold" style:font-name-complex="Times New Roman1" style:font-size-complex="10pt" style:font-weight-complex="bold"/>
    </style:style>
    <style:style style:name="T24" style:family="text">
      <style:text-properties style:text-position="super 58%" style:font-name="Times New Roman" fo:font-size="9pt" fo:font-style="italic" style:font-name-asian="Times New Roman1" style:font-size-asian="9pt" style:language-asian="en" style:country-asian="GB" style:font-style-asian="italic" style:font-name-complex="Times New Roman1" style:font-size-complex="9pt" style:font-style-complex="italic"/>
    </style:style>
    <style:style style:name="T25" style:family="text">
      <style:text-properties style:text-position="super 58%" fo:font-size="9pt" fo:font-style="italic" style:font-name-asian="Times New Roman1" style:font-size-asian="9pt" style:language-asian="en" style:country-asian="GB" style:font-style-asian="italic" style:font-name-complex="Times New Roman1" style:font-size-complex="9pt" style:font-style-complex="italic"/>
    </style:style>
    <style:style style:name="T26" style:family="text">
      <style:text-properties fo:font-size="9pt" fo:font-style="italic" style:font-name-asian="Times New Roman1" style:font-size-asian="9pt" style:language-asian="en" style:country-asian="GB" style:font-style-asian="italic" style:font-name-complex="Times New Roman1" style:font-size-complex="9pt" style:font-style-complex="italic"/>
    </style:style>
    <style:style style:name="T27" style:family="text">
      <style:text-properties fo:font-size="12pt" style:font-size-asian="12pt" style:font-name-complex="Times New Roman1" style:font-size-complex="12pt"/>
    </style:style>
    <style:style style:name="T28" style:family="text">
      <style:text-properties fo:font-size="10pt" style:font-size-asian="10pt" style:font-name-complex="Times New Roman1" style:font-size-complex="10pt"/>
    </style:style>
    <style:style style:name="T29" style:family="text">
      <style:text-properties fo:font-size="10pt" style:font-size-asian="10pt" style:font-name-complex="Times New Roman1" style:font-size-complex="10pt" fo:background-color="#ffff00"/>
    </style:style>
    <style:style style:name="T30" style:family="text">
      <style:text-properties fo:font-size="10pt" fo:font-weight="bold" style:font-size-asian="10pt" style:font-weight-asian="bold" style:font-name-complex="Times New Roman1" style:font-size-complex="10pt" style:font-weight-complex="bold"/>
    </style:style>
    <style:style style:name="T31" style:family="text">
      <style:text-properties fo:font-size="10pt" style:text-underline-style="solid" style:text-underline-width="auto" style:text-underline-color="font-color" style:font-size-asian="10pt" style:font-name-complex="Times New Roman1" style:font-size-complex="10pt"/>
    </style:style>
    <style:style style:name="T32" style:family="text">
      <style:text-properties fo:font-size="10pt" style:text-underline-style="none" fo:font-weight="bold" style:font-size-asian="10pt" style:font-weight-asian="bold" style:font-name-complex="Times New Roman1" style:font-size-complex="10pt" style:font-weight-complex="bold"/>
    </style:style>
    <style:style style:name="T33" style:family="text">
      <style:text-properties style:font-name="Calibri1" fo:font-size="10pt" style:text-underline-style="none" fo:font-weight="bold" style:font-size-asian="10pt" style:font-weight-asian="bold" style:font-name-complex="Times New Roman1" style:font-size-complex="10pt" style:font-weight-complex="bold"/>
    </style:style>
    <style:style style:name="T34" style:family="text">
      <style:text-properties style:font-name="Calibri1" fo:font-size="10pt" fo:font-weight="bold" style:font-size-asian="10pt" style:font-weight-asian="bold" style:font-name-complex="Times New Roman1"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8">MYLES BOLTON</text:span></text:p>
      <text:p text:style-name="P9"><text:bookmark-start text:name="_Hlk113295854"/><text:span text:style-name="T13">10 McIntosh Parade, Kirkcaldy, Fife, United Kingdom KY2 6RA</text:span></text:p>
      <text:h text:style-name="P10" text:outline-level="2"><text:span text:style-name="T14">Mobile: +44 7525 863629 / e-Mail: email@myltesbolton.com</text:span></text:h>
      <text:p text:style-name="P11"><text:span text:style-name="T26">2</text:span><text:span text:style-name="T25">nd</text:span><text:span text:style-name="T26"> March 2002</text:span><text:bookmark-end text:name="_Hlk113295854"/></text:p>
      <text:p text:style-name="P12"><text:span text:style-name="T27">_______________________________________________________________________________________</text:span></text:p>
      <text:p text:style-name="P12"><text:span text:style-name="T28">A self-taught I.T. professional with experience in selling, designing, implementing, supporting, and troubleshooting IT services. Ability to articulate ‘technical’ information to ‘non-technical’ personnel. Self-motivated, tenacious, and disciplined; I have excellent communication and presentation skills at all levels coupled with the ability to establish and maintain excellent customer and internal relationships.</text:span></text:p>
      <text:p text:style-name="P12"><text:span text:style-name="T28">________________________________________________________________________________________________________</text:span></text:p>
      <text:p text:style-name="P13"><text:span text:style-name="T30">PhionSecurity Ltd – August 2021 to present</text:span></text:p>
      <text:p text:style-name="P13"><text:span text:style-name="T28">Founded PhionSecurity with the aim of making I.T. and Security simple for small/medium sized businesses with no or limited in-house I.T. knowledge/resources. </text:span></text:p>
      <text:p text:style-name="P13"><text:span text:style-name="T31">Director/Owner</text:span></text:p>
      <text:list xml:id="list3283351690" text:style-name="WWNum24">
        <text:list-item>
          <text:p text:style-name="P2"><text:span text:style-name="T28">Engaging with clients to gather their needs and wants for new systems and upgrades such as:</text:span></text:p>
          <text:list>
            <text:list-item>
              <text:p text:style-name="P2"><text:span text:style-name="T28">setting up and managing Cloud Services (Azure AD and MS365)</text:span></text:p>
            </text:list-item>
            <text:list-item>
              <text:p text:style-name="P2"><text:span text:style-name="T28">developing custom MSI’s and Powershell scripts and then successfully deploying them over Intune/Endpoint.</text:span></text:p>
            </text:list-item>
            <text:list-item>
              <text:p text:style-name="P2"><text:span text:style-name="T28">configuring custom installs of applications, e.g. Firefox </text:span></text:p>
            </text:list-item>
          </text:list>
        </text:list-item>
        <text:list-item>
          <text:p text:style-name="P2"><text:span text:style-name="T28">Translating customer requirements into costed technical solutions/designs.</text:span></text:p>
        </text:list-item>
        <text:list-item>
          <text:p text:style-name="P2"><text:span text:style-name="T28">Proactively inform customers of new products, proposing upgrades and transition paths as appropriate.</text:span></text:p>
        </text:list-item>
        <text:list-item>
          <text:p text:style-name="P2"><text:span text:style-name="T28">Working at pace to hand over well documented services successfully to clients.</text:span></text:p>
        </text:list-item>
        <text:list-item>
          <text:p text:style-name="P2"><text:span text:style-name="T28">Cover all activities from preparation of quotes/payment plans, contract management, budgeting, planning, and acquiring the correct hardware or resources needed for projects, invoicing and collection.</text:span></text:p>
        </text:list-item>
        <text:list-item>
          <text:p text:style-name="P2"><text:span text:style-name="T28">Create a pipeline per quarter, responsible for turnover and margins.</text:span></text:p>
        </text:list-item>
        <text:list-item>
          <text:p text:style-name="P2"><text:span text:style-name="T28">Build relationships of trust by providing proactive follow-up, product information and account support via telephone an email.</text:span></text:p>
        </text:list-item>
      </text:list>
      <text:p text:style-name="P13"><text:span text:style-name="T30">Achievements: <text:s/></text:span><text:span text:style-name="T28">A start-up business, onboarding 3 new contracts within a year.</text:span></text:p>
      <text:p text:style-name="P14"/>
      <text:p text:style-name="Standard"><text:a xlink:type="simple" xlink:href="https://www.global-initiatives.solutions/" text:style-name="Internet_20_link" text:visited-style-name="Visited_20_Internet_20_Link"><text:span text:style-name="Internet_20_link"><text:span text:style-name="T33">G.I.S. - Global Initiatives &amp; Solutions</text:span></text:span></text:a><text:span text:style-name="T34"> – </text:span><text:bookmark-start text:name="_Hlk113303041"/><text:span text:style-name="T34">July 2021 to </text:span><text:bookmark-end text:name="_Hlk113303041"/><text:span text:style-name="T34">August 2021 / retained as a Contractor to present</text:span></text:p>
      <text:p text:style-name="P13"><text:span text:style-name="T28">A business consultancy encouraging young interns to embrace their individual talents and expand their opportunities.</text:span></text:p>
      <text:p text:style-name="P13"><text:span text:style-name="T31">Global Operations Manager</text:span></text:p>
      <text:list xml:id="list4131240619" text:style-name="WWNum25">
        <text:list-item>
          <text:p text:style-name="P3"><text:span text:style-name="T28">Responsible for the setup and maintenance of resources i.e. Nextcloud, MS360, Azure cloud storage, FTP servers, internal webpages, Slack, Discord, Custom bots for Slack, Discord and Atlassian, e.g. Trello and Confluence.</text:span></text:p>
        </text:list-item>
        <text:list-item>
          <text:p text:style-name="P3"><text:span text:style-name="T28">Provided 1-1 and group mentoring on I.T. related topics to the team leads and staff.</text:span></text:p>
        </text:list-item>
        <text:list-item>
          <text:p text:style-name="P3"><text:span text:style-name="T28">Created and maintained internal workflows, standards and best practice documentation for the company using Confluence. These included: Standard templates for social media posts. Standard themes for company graphics and fonts. Detailed documentation on how to use internal resources and programs</text:span></text:p>
        </text:list-item>
      </text:list>
      <text:p text:style-name="P13"><text:span text:style-name="T30">Achievements: </text:span><text:span text:style-name="T28">Developed and executed a plan to migrate company personnel from WhatsApp to Google Docs, Zoom Video Conferencing and NextCloud for online storage.</text:span></text:p>
      <text:p text:style-name="P14"/>
      <text:p text:style-name="P14"/>
      <text:p text:style-name="P14"/>
      <text:p text:style-name="P14"/>
      <text:p text:style-name="P14"/>
      <text:p text:style-name="P14"/>
      <text:p text:style-name="P14"/>
      <text:p text:style-name="Standard"><text:soft-page-break/><text:a xlink:type="simple" xlink:href="https://www.heartscreeningdefibrillators.wales/" text:style-name="Internet_20_link" text:visited-style-name="Visited_20_Internet_20_Link"><text:span text:style-name="Internet_20_link"><text:span text:style-name="T33">Calon Heart Screening and Defibrillators </text:span></text:span></text:a><text:span text:style-name="T34"><text:s/>- March 2022 to present</text:span></text:p>
      <text:p text:style-name="P13"><text:span text:style-name="T31">IT Consultant Contract</text:span></text:p>
      <text:list xml:id="list3667155518" text:style-name="WWNum26">
        <text:list-item>
          <text:p text:style-name="P4"><text:span text:style-name="T28">Supported Azure services - Active directory, Cloud storage and Endpoint/intune </text:span></text:p>
        </text:list-item>
        <text:list-item>
          <text:p text:style-name="P4"><text:span text:style-name="T28">Provided remote tech support - Anydesk / windows remote help and Syncro services </text:span></text:p>
        </text:list-item>
        <text:list-item>
          <text:p text:style-name="P4"><text:span text:style-name="T28">Provided General PC setup/Maintenance - cleaning and upgrading of computers and Bootcamp/windows config on apple products </text:span></text:p>
        </text:list-item>
        <text:list-item>
          <text:p text:style-name="P4"><text:span text:style-name="T28">Conducted Network setup - routing and VLAN setup, Printers and other office equipment.</text:span></text:p>
        </text:list-item>
        <text:list-item>
          <text:p text:style-name="P4"><text:span text:style-name="T28">Supported VoIP phones - Hardware phone setup, Teams integration, CRM integration, Wordpess integration, Pbx/server e.g. 3CX/Voipfone</text:span></text:p>
        </text:list-item>
        <text:list-item>
          <text:p text:style-name="P4"><text:span text:style-name="T28">MS365 administration </text:span></text:p>
        </text:list-item>
      </text:list>
      <text:p text:style-name="P13"><text:span text:style-name="T30">Achievements</text:span><text:span text:style-name="T28"> - Migrating from local-based user authentication to Azure active directory setup and implementing better practices for basic cyber security in the workplace.</text:span></text:p>
      <text:p text:style-name="P14"/>
      <text:p text:style-name="Standard"><text:a xlink:type="simple" xlink:href="https://je-network.ltd/" text:style-name="Internet_20_link" text:visited-style-name="Visited_20_Internet_20_Link"><text:span text:style-name="Internet_20_link"><text:span text:style-name="T15">J.E. Networks</text:span></text:span></text:a><text:span text:style-name="T16"> - August 2021 to present</text:span></text:p>
      <text:p text:style-name="P13"><text:span text:style-name="T11">Specialising in game-server hosting and web design.</text:span></text:p>
      <text:p text:style-name="P13"><text:span text:style-name="T12">IT Consultant Contract</text:span></text:p>
      <text:list xml:id="list3626699644" text:style-name="WWNum27">
        <text:list-item>
          <text:p text:style-name="P5"><text:span text:style-name="T11">Responsible for setup and maintenance of infrastructure i.e. Linux based servers and databases, Websites and CRM migrations.</text:span></text:p>
        </text:list-item>
        <text:list-item>
          <text:p text:style-name="P5"><text:span text:style-name="T11">Maintaining online Game Server hosting platforms and multiple VoIP solutions.</text:span></text:p>
        </text:list-item>
      </text:list>
      <text:p text:style-name="P13"><text:span text:style-name="T9">Achievements: </text:span><text:span text:style-name="T11">Automated the end-to-end process for procuring online gaming servers reducing the set-up from half day to 20 minutes.</text:span></text:p>
      <text:p text:style-name="P7"/>
      <text:p text:style-name="Standard"><text:a xlink:type="simple" xlink:href="https://www.breachlock.com/" text:style-name="Internet_20_link" text:visited-style-name="Visited_20_Internet_20_Link"><text:span text:style-name="Internet_20_link"><text:span text:style-name="T16">Breachlock</text:span></text:span></text:a><text:span text:style-name="T16"> – February 2021 to June 2021</text:span></text:p>
      <text:p text:style-name="P13"><text:span text:style-name="T11">Penetration Testing as a Service (PaaS).</text:span></text:p>
      <text:p text:style-name="P13"><text:span text:style-name="T12">Pentester, intern</text:span></text:p>
      <text:list xml:id="list3475924640" text:style-name="WWNum28">
        <text:list-item>
          <text:p text:style-name="P6"><text:span text:style-name="T11">Responsible for Webapp testing utilising Burp Suite, manual testing methods including custom Scripting.</text:span></text:p>
        </text:list-item>
        <text:list-item>
          <text:p text:style-name="P6"><text:span text:style-name="T11">Responsible for internal and external Infrastructure testing utilising Custom python scanners and mappers.</text:span></text:p>
        </text:list-item>
        <text:list-item>
          <text:p text:style-name="P6"><text:span text:style-name="T11">Conducted False positive correction and data cross-checking.</text:span></text:p>
        </text:list-item>
        <text:list-item>
          <text:p text:style-name="P6"><text:span text:style-name="T11">Data collection and visualisation.</text:span></text:p>
        </text:list-item>
      </text:list>
      <text:p text:style-name="P1"/>
      <text:p text:style-name="P13"><text:span text:style-name="T9">Achievements - </text:span><text:span text:style-name="T11">found a critical vulnerability (CVE-2022-27139) within a US retail customers’ payment processing servers mitigating credit card fraud.</text:span></text:p>
      <text:p text:style-name="P15"/>
      <text:p text:style-name="P13"><text:span text:style-name="T30">Education - </text:span><text:span text:style-name="T28">Kirkcaldy High School National Certificates – August 2019</text:span></text:p>
      <text:p text:style-name="P13"><text:span text:style-name="T28">Computer Science, Engineering, Physics, Practical Woodworking, Geography. English, Spanish, Mathematics</text:span></text:p>
      <text:p text:style-name="P13"><text:span text:style-name="T28">Duke of Edinburgh Silver – including six months volunteering </text:span></text:p>
      <text:p text:style-name="P15"/>
      <text:p text:style-name="P13"><text:span text:style-name="T30">Professional education</text:span></text:p>
      <text:p text:style-name="P13"><text:span text:style-name="T28">Certified Ethical Hacker - Certificate of Attendance 2021</text:span></text:p>
      <text:p text:style-name="P13"><text:span text:style-name="T28">High level of competency in Windows and Linux OS, Physical/Virtual servers and hosting approaches (dedicated hosting, co-location and private cloud). <text:s/></text:span></text:p>
      <text:p text:style-name="P13"><text:span text:style-name="T28">An in-depth knowledge and understanding of Managed Services.</text:span></text:p>
      <text:p text:style-name="P13"><text:span text:style-name="T28">Knowledge of CRT, OSCP, MongoDB, MySQL, ubuntu, CentOS, Arch. </text:span><text:span text:style-name="T29">ADD</text:span></text:p>
      <text:p text:style-name="P13"><text:soft-page-break/><text:span text:style-name="T30"><text:s/></text:span></text:p>
      <text:p text:style-name="P13"><text:span text:style-name="T30">Interests/hobbies</text:span></text:p>
      <text:p text:style-name="P13"><text:span text:style-name="T28">Diving PADI Open Water certified, Fishing, Kayaking.</text:span></text:p>
      <text:p text:style-name="P13"><text:span text:style-name="T28">Following business and financial news</text:span></text:p>
      <text:p text:style-name="P13"><text:span text:style-name="T28">Keeping up with the latest developments in technology – attend virtual Defcon/Blackhat talks about privacy and physical security.</text:span></text:p>
      <text:p text:style-name="P13"><text:span text:style-name="T28">Building Proof of Concept Labs – e.g. Utilising a 16 core PC running Unraid OS (for docker containers and V.M.s) with PCI passthrough for the GPU and USB cards. <text:s/>PFSense for Network routing and Ubiquity for the switching and Aps. QubesOS for compartmentalisation and privacy-focused OS systems. <text:s/>Pine and Linux OS Phones for privacy and GraphineOS for privacy-based Android Phone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ource Serif Pro Light" svg:font-family="'Source Serif Pro Light'" style:font-family-generic="roman"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family-generic="roman"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lison Clarke</meta:initial-creator>
    <meta:editing-cycles>3</meta:editing-cycles>
    <meta:print-date>2022-09-11T11:56:00</meta:print-date>
    <meta:creation-date>2022-09-11T19:24:00</meta:creation-date>
    <dc:date>2022-09-28T11:52:02.842000000</dc:date>
    <meta:editing-duration>PT49M42S</meta:editing-duration>
    <meta:generator>LibreOffice/7.3.4.2$Windows_X86_64 LibreOffice_project/728fec16bd5f605073805c3c9e7c4212a0120dc5</meta:generator>
    <meta:document-statistic meta:table-count="0" meta:image-count="0" meta:object-count="0" meta:page-count="3" meta:paragraph-count="65" meta:word-count="816" meta:character-count="6000" meta:non-whitespace-character-count="5252"/>
    <meta:user-defined meta:name="AppVersion">16.0000</meta:user-defined>
    <meta:template xlink:type="simple" xlink:actuate="onRequest" xlink:title="Normal" xlink:href=""/>
  </office:meta>
</office:document-meta>
</file>